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officeooo:rsid="000e662e" officeooo:paragraph-rsid="000e662e"/>
    </style:style>
    <style:style style:name="P2" style:family="paragraph" style:parent-style-name="Preformatted_20_Text">
      <style:paragraph-properties fo:text-align="justify" style:justify-single-word="false"/>
      <style:text-properties officeooo:rsid="000f03ed" officeooo:paragraph-rsid="000f03ed"/>
    </style:style>
    <style:style style:name="P3" style:family="paragraph" style:parent-style-name="Preformatted_20_Text">
      <style:paragraph-properties fo:text-align="justify" style:justify-single-word="false"/>
      <style:text-properties officeooo:rsid="00108dad" officeooo:paragraph-rsid="00108dad"/>
    </style:style>
    <style:style style:name="P4" style:family="paragraph" style:parent-style-name="Preformatted_20_Text">
      <style:paragraph-properties fo:text-align="justify" style:justify-single-word="false"/>
      <style:text-properties officeooo:rsid="0010931b" officeooo:paragraph-rsid="0010931b"/>
    </style:style>
    <style:style style:name="P5" style:family="paragraph" style:parent-style-name="Preformatted_20_Text">
      <style:paragraph-properties fo:text-align="justify" style:justify-single-word="false"/>
      <style:text-properties officeooo:rsid="00118002" officeooo:paragraph-rsid="00118002"/>
    </style:style>
    <style:style style:name="P6" style:family="paragraph" style:parent-style-name="Preformatted_20_Text">
      <style:paragraph-properties fo:text-align="justify" style:justify-single-word="false"/>
      <style:text-properties fo:font-weight="bold" officeooo:rsid="00118002" officeooo:paragraph-rsid="00118002" style:font-weight-asian="bold" style:font-weight-complex="bold"/>
    </style:style>
    <style:style style:name="P7" style:family="paragraph" style:parent-style-name="Preformatted_20_Text">
      <style:paragraph-properties fo:text-align="justify" style:justify-single-word="false"/>
      <style:text-properties fo:font-weight="bold" officeooo:rsid="0014d688" officeooo:paragraph-rsid="0014d688" style:font-weight-asian="bold" style:font-weight-complex="bold"/>
    </style:style>
    <style:style style:name="P8" style:family="paragraph" style:parent-style-name="Preformatted_20_Text">
      <style:paragraph-properties fo:text-align="justify" style:justify-single-word="false"/>
      <style:text-properties fo:font-weight="bold" officeooo:rsid="00179456" officeooo:paragraph-rsid="00179456" style:font-weight-asian="bold" style:font-weight-complex="bold"/>
    </style:style>
    <style:style style:name="P9" style:family="paragraph" style:parent-style-name="Preformatted_20_Text">
      <style:paragraph-properties fo:text-align="justify" style:justify-single-word="false"/>
      <style:text-properties fo:font-weight="normal" officeooo:rsid="00118002" officeooo:paragraph-rsid="00118002" style:font-weight-asian="normal" style:font-weight-complex="normal"/>
    </style:style>
    <style:style style:name="P10" style:family="paragraph" style:parent-style-name="Preformatted_20_Text">
      <style:paragraph-properties fo:text-align="justify" style:justify-single-word="false"/>
      <style:text-properties fo:font-weight="normal" officeooo:rsid="0013b0f3" officeooo:paragraph-rsid="0013b0f3" style:font-weight-asian="normal" style:font-weight-complex="normal"/>
    </style:style>
    <style:style style:name="P11" style:family="paragraph" style:parent-style-name="Preformatted_20_Text">
      <style:paragraph-properties fo:text-align="justify" style:justify-single-word="false"/>
      <style:text-properties fo:font-weight="normal" officeooo:rsid="0014bb85" officeooo:paragraph-rsid="0014bb85" style:font-weight-asian="normal" style:font-weight-complex="normal"/>
    </style:style>
    <style:style style:name="P12" style:family="paragraph" style:parent-style-name="Preformatted_20_Text">
      <style:paragraph-properties fo:text-align="justify" style:justify-single-word="false"/>
      <style:text-properties fo:font-weight="normal" officeooo:rsid="0014d688" officeooo:paragraph-rsid="0014d688" style:font-weight-asian="normal" style:font-weight-complex="normal"/>
    </style:style>
    <style:style style:name="P13" style:family="paragraph" style:parent-style-name="Preformatted_20_Text">
      <style:paragraph-properties fo:text-align="justify" style:justify-single-word="false"/>
      <style:text-properties fo:font-weight="normal" officeooo:rsid="00179456" officeooo:paragraph-rsid="00179456" style:font-weight-asian="normal" style:font-weight-complex="normal"/>
    </style:style>
    <style:style style:name="P14" style:family="paragraph" style:parent-style-name="Preformatted_20_Text">
      <style:paragraph-properties fo:text-align="justify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officeooo:rsid="000e662e" officeooo:paragraph-rsid="000e662e"/>
    </style:style>
    <style:style style:name="P15" style:family="paragraph" style:parent-style-name="Preformatted_20_Text">
      <style:paragraph-properties fo:text-align="justify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officeooo:rsid="000f03ed" officeooo:paragraph-rsid="000f03ed"/>
    </style:style>
    <style:style style:name="P16" style:family="paragraph" style:parent-style-name="Preformatted_20_Text">
      <style:paragraph-properties fo:text-align="justify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officeooo:rsid="0010931b" officeooo:paragraph-rsid="0010931b"/>
    </style:style>
    <style:style style:name="P17" style:family="paragraph" style:parent-style-name="Preformatted_20_Text">
      <style:paragraph-properties fo:text-align="justify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weight="normal" officeooo:rsid="00118002" officeooo:paragraph-rsid="00118002" style:font-weight-asian="normal" style:font-weight-complex="normal"/>
    </style:style>
    <style:style style:name="P18" style:family="paragraph" style:parent-style-name="Preformatted_20_Text">
      <style:paragraph-properties fo:text-align="justify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weight="normal" officeooo:rsid="0014bb85" officeooo:paragraph-rsid="0014bb85" style:font-weight-asian="normal" style:font-weight-complex="normal"/>
    </style:style>
    <style:style style:name="P19" style:family="paragraph" style:parent-style-name="Preformatted_20_Text">
      <style:paragraph-properties fo:text-align="justify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weight="normal" officeooo:rsid="0014d688" officeooo:paragraph-rsid="0014d688" style:font-weight-asian="normal" style:font-weight-complex="normal"/>
    </style:style>
    <style:style style:name="P20" style:family="paragraph" style:parent-style-name="Preformatted_20_Text">
      <style:paragraph-properties fo:text-align="justify" style:justify-single-word="false" fo:break-before="page"/>
      <style:text-properties fo:font-weight="normal" officeooo:rsid="0014d688" officeooo:paragraph-rsid="0014d688" style:font-weight-asian="normal" style:font-weight-complex="normal"/>
    </style:style>
    <style:style style:name="P21" style:family="paragraph" style:parent-style-name="Preformatted_20_Text" style:list-style-name="L1">
      <style:paragraph-properties fo:text-align="justify" style:justify-single-word="false"/>
      <style:text-properties officeooo:rsid="00108dad" officeooo:paragraph-rsid="00108dad"/>
    </style:style>
    <style:style style:name="P22" style:family="paragraph" style:parent-style-name="Preformatted_20_Text" style:list-style-name="L1">
      <style:paragraph-properties fo:text-align="justify" style:justify-single-word="false"/>
      <style:text-properties officeooo:rsid="0010931b" officeooo:paragraph-rsid="00108dad"/>
    </style:style>
    <style:style style:name="P23" style:family="paragraph" style:parent-style-name="Preformatted_20_Text" style:list-style-name="L2">
      <style:paragraph-properties fo:text-align="justify" style:justify-single-word="false"/>
      <style:text-properties officeooo:rsid="0010931b" officeooo:paragraph-rsid="0010931b"/>
    </style:style>
    <style:style style:name="P24" style:family="paragraph" style:parent-style-name="Preformatted_20_Text" style:list-style-name="L3">
      <style:paragraph-properties fo:text-align="justify" style:justify-single-word="false"/>
      <style:text-properties officeooo:rsid="0010931b" officeooo:paragraph-rsid="0010931b"/>
    </style:style>
    <style:style style:name="P25" style:family="paragraph" style:parent-style-name="Preformatted_20_Text" style:list-style-name="L4">
      <style:paragraph-properties fo:text-align="justify" style:justify-single-word="false"/>
      <style:text-properties officeooo:rsid="0010931b" officeooo:paragraph-rsid="0010931b"/>
    </style:style>
    <style:style style:name="P26" style:family="paragraph" style:parent-style-name="Preformatted_20_Text" style:list-style-name="L5">
      <style:paragraph-properties fo:text-align="justify" style:justify-single-word="false"/>
      <style:text-properties officeooo:rsid="0010931b" officeooo:paragraph-rsid="0010931b"/>
    </style:style>
    <style:style style:name="P27" style:family="paragraph" style:parent-style-name="Preformatted_20_Text" style:list-style-name="L6">
      <style:paragraph-properties fo:text-align="justify" style:justify-single-word="false"/>
      <style:text-properties officeooo:rsid="0010931b" officeooo:paragraph-rsid="0010931b"/>
    </style:style>
    <style:style style:name="P28" style:family="paragraph" style:parent-style-name="Preformatted_20_Text" style:list-style-name="L7">
      <style:paragraph-properties fo:text-align="justify" style:justify-single-word="false"/>
      <style:text-properties officeooo:rsid="00118002" officeooo:paragraph-rsid="00118002"/>
    </style:style>
    <style:style style:name="P29" style:family="paragraph" style:parent-style-name="Preformatted_20_Text" style:list-style-name="L8">
      <style:paragraph-properties fo:text-align="justify" style:justify-single-word="false"/>
      <style:text-properties fo:font-weight="normal" officeooo:rsid="0013b0f3" officeooo:paragraph-rsid="0013b0f3" style:font-weight-asian="normal" style:font-weight-complex="normal"/>
    </style:style>
    <style:style style:name="P30" style:family="paragraph" style:parent-style-name="Preformatted_20_Text" style:list-style-name="L9">
      <style:paragraph-properties fo:text-align="justify" style:justify-single-word="false"/>
      <style:text-properties fo:font-weight="normal" officeooo:rsid="0014bb85" officeooo:paragraph-rsid="0014bb85" style:font-weight-asian="normal" style:font-weight-complex="normal"/>
    </style:style>
    <style:style style:name="P31" style:family="paragraph" style:parent-style-name="Preformatted_20_Text" style:list-style-name="L9">
      <style:paragraph-properties fo:text-align="justify" style:justify-single-word="false"/>
      <style:text-properties fo:font-weight="normal" officeooo:rsid="0014d688" officeooo:paragraph-rsid="0014d688" style:font-weight-asian="normal" style:font-weight-complex="normal"/>
    </style:style>
    <style:style style:name="P32" style:family="paragraph" style:parent-style-name="Preformatted_20_Text" style:list-style-name="L10">
      <style:paragraph-properties fo:text-align="justify" style:justify-single-word="false"/>
      <style:text-properties fo:font-weight="normal" officeooo:rsid="0014d688" officeooo:paragraph-rsid="0014d688" style:font-weight-asian="normal" style:font-weight-complex="normal"/>
    </style:style>
    <style:style style:name="P33" style:family="paragraph" style:parent-style-name="Preformatted_20_Text" style:list-style-name="L10">
      <style:paragraph-properties fo:text-align="justify" style:justify-single-word="false"/>
      <style:text-properties fo:font-weight="normal" officeooo:rsid="0014d688" officeooo:paragraph-rsid="0015b93b" style:font-weight-asian="normal" style:font-weight-complex="normal"/>
    </style:style>
    <style:style style:name="P34" style:family="paragraph" style:parent-style-name="Preformatted_20_Text" style:list-style-name="L11">
      <style:paragraph-properties fo:text-align="justify" style:justify-single-word="false"/>
      <style:text-properties fo:font-weight="normal" officeooo:rsid="00179456" officeooo:paragraph-rsid="00179456" style:font-weight-asian="normal" style:font-weight-complex="normal"/>
    </style:style>
    <style:style style:name="T1" style:family="text">
      <style:text-properties officeooo:rsid="0010931b"/>
    </style:style>
    <style:style style:name="T2" style:family="text">
      <style:text-properties officeooo:rsid="00118002"/>
    </style:style>
    <style:style style:name="T3" style:family="text">
      <style:text-properties officeooo:rsid="0014d688"/>
    </style:style>
    <style:style style:name="T4" style:family="text">
      <style:text-properties officeooo:rsid="0015b9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ykład 1, 02.10.2018, Teoria współbieżności</text:p>
      <text:p text:style-name="P1"/>
      <text:p text:style-name="P1">prof. dr hab. inż. Robert Schaefer</text:p>
      <text:p text:style-name="P1"/>
      <text:p text:style-name="P14"/>
      <text:p text:style-name="P1"/>
      <text:p text:style-name="P1"/>
      <text:p text:style-name="P1"/>
      <text:p text:style-name="P2">Zaliczenie:</text:p>
      <text:p text:style-name="P2">- trzeba zaliczyć laboratoria</text:p>
      <text:p text:style-name="P2"><text:tab/>- kolokwia</text:p>
      <text:p text:style-name="P2"><text:tab/>- zadania programistyczne</text:p>
      <text:p text:style-name="P2">- kolokwium zaliczeniowe</text:p>
      <text:p text:style-name="P2"><text:tab/>- kolokwium pisemne</text:p>
      <text:p text:style-name="P2"><text:tab/>- prace semestralne (home exam)</text:p>
      <text:p text:style-name="P2"><text:tab/><text:tab/>- trzeba wcześniej zadać laby</text:p>
      <text:p text:style-name="P2"><text:tab/><text:tab/>- wymagana jest obecność na wykładzie</text:p>
      <text:p text:style-name="P2"/>
      <text:p text:style-name="P2"/>
      <text:p text:style-name="P15"/>
      <text:p text:style-name="P2"/>
      <text:p text:style-name="P2"/>
      <text:p text:style-name="P3">Spis treści:</text:p>
      <text:p text:style-name="P3">- <text:span text:style-name="T1">motywacja</text:span></text:p>
      <text:list xml:id="list1391373995" text:style-name="L1">
        <text:list-item>
          <text:p text:style-name="P21">po co teoria wsþółbieżności informatykom?</text:p>
        </text:list-item>
        <text:list-item>
          <text:p text:style-name="P21">poziomy analizy systemów współbieżnych</text:p>
        </text:list-item>
        <text:list-item>
          <text:p text:style-name="P21">zarys mechanizmów przetwarza<text:span text:style-name="T1">nia współbieżnego</text:span></text:p>
        </text:list-item>
        <text:list-item>
          <text:p text:style-name="P22">bibliografia</text:p>
        </text:list-item>
      </text:list>
      <text:p text:style-name="P3">- <text:span text:style-name="T1">preliminaria</text:span></text:p>
      <text:list xml:id="list660639130" text:style-name="L2">
        <text:list-item>
          <text:p text:style-name="P23">przestrzenie relacyjne</text:p>
        </text:list-item>
        <text:list-item>
          <text:p text:style-name="P23">porządki</text:p>
        </text:list-item>
      </text:list>
      <text:p text:style-name="P4">- podstawowe pojęcia i definicje</text:p>
      <text:list xml:id="list2521091363" text:style-name="L3">
        <text:list-item>
          <text:p text:style-name="P24">modelowanie zdarzeniowe</text:p>
        </text:list-item>
        <text:list-item>
          <text:p text:style-name="P24">warunki poprawności systemów software</text:p>
        </text:list-item>
      </text:list>
      <text:p text:style-name="P4">- ślady Dikerta-Mazurkiewicza</text:p>
      <text:list xml:id="list3383093055" text:style-name="L4">
        <text:list-item>
          <text:p text:style-name="P25">monoid śladów</text:p>
        </text:list-item>
        <text:list-item>
          <text:p text:style-name="P25">reprezentacje śladów</text:p>
        </text:list-item>
        <text:list-item>
          <text:p text:style-name="P25">analiza obliczeń rozproszonych</text:p>
        </text:list-item>
        <text:list-item>
          <text:p text:style-name="P25">zegar wektorowy</text:p>
        </text:list-item>
      </text:list>
      <text:p text:style-name="P4">- sieci Petri</text:p>
      <text:list xml:id="list3821769780" text:style-name="L5">
        <text:list-item>
          <text:p text:style-name="P26">ogólna charakterystyka modelu</text:p>
        </text:list-item>
        <text:list-item>
          <text:p text:style-name="P26">grafy dwudzielne</text:p>
        </text:list-item>
        <text:list-item>
          <text:p text:style-name="P26">sieci znakowane</text:p>
        </text:list-item>
        <text:list-item>
          <text:p text:style-name="P26">sieci ograniczone, bezpieczne i odwracalne</text:p>
        </text:list-item>
        <text:list-item>
          <text:p text:style-name="P26">sieci żywotne i sprawiedliwe</text:p>
        </text:list-item>
        <text:list-item>
          <text:p text:style-name="P26">sieci uogólnione i grafy osiągalności</text:p>
        </text:list-item>
        <text:list-item>
          <text:p text:style-name="P26">algebraiczna reprezentacji sieci</text:p>
        </text:list-item>
        <text:list-item>
          <text:p text:style-name="P26">niezmienniki miejsc</text:p>
        </text:list-item>
        <text:list-item>
          <text:p text:style-name="P26">niezmienniki tranzycji</text:p>
        </text:list-item>
      </text:list>
      <text:p text:style-name="P4">- algebry procesów</text:p>
      <text:list xml:id="list2076535682" text:style-name="L6">
        <text:list-item>
          <text:p text:style-name="P27">przeznaczenie i metody</text:p>
        </text:list-item>
        <text:list-item>
          <text:p text:style-name="P27">podstawowe pojęcia CSP</text:p>
        </text:list-item>
        <text:list-item>
          <text:p text:style-name="P27">podstawowe operatory CSP</text:p>
        </text:list-item>
        <text:list-item>
          <text:p text:style-name="P27">operacje parametryczne</text:p>
        </text:list-item>
        <text:list-item>
          <text:p text:style-name="P27">ślady i specyfikacje</text:p>
        </text:list-item>
        <text:list-item>
          <text:p text:style-name="P27">porównywanie śladów</text:p>
        </text:list-item>
        <text:list-item>
          <text:p text:style-name="P27">algebra CSP</text:p>
        </text:list-item>
      </text:list>
      <text:p text:style-name="P4">- <text:span text:style-name="T2">podsumowanie</text:span></text:p>
      <text:list xml:id="list708977518" text:style-name="L7">
        <text:list-item>
          <text:p text:style-name="P28">powiązania pomiędzy modelami</text:p>
        </text:list-item>
        <text:list-item>
          <text:p text:style-name="P28">?</text:p>
        </text:list-item>
      </text:list>
      <text:p text:style-name="P4"/>
      <text:p text:style-name="P4"/>
      <text:p text:style-name="P4"/>
      <text:p text:style-name="P16"><text:soft-page-break/></text:p>
      <text:p text:style-name="P4"/>
      <text:p text:style-name="P5"/>
      <text:p text:style-name="P5">1. Przetwarzanie współbieżne jest obecnie podstawowym paradygmatem działania systemów komputerowych. Wyjątkami mogą być proste sterowniki budowane.</text:p>
      <text:p text:style-name="P5"/>
      <text:p text:style-name="P5">2. Podstawowe cechy przetwarzania współbieżnego to:</text:p>
      <text:p text:style-name="P5"><text:tab/>- współdzielenie zasobów (systemy operacyjne)</text:p>
      <text:p text:style-name="P5"><text:tab/>- działanie w sieci komputerowej (przetwarzanie rozproszone)</text:p>
      <text:p text:style-name="P5"><text:tab/>- jednoczesne wykorzystywanie wielu procesorów (przetwarzanie równoległe)</text:p>
      <text:p text:style-name="P5"/>
      <text:p text:style-name="P5">3. Wytwarzanie systemów współbieżnych nie daje się zautomatyzować w dostatecznym stopniu w przeciwieństwie do tworzenia systemów sekwencyjnych (oprogramowanie narzędziowe CASE)</text:p>
      <text:p text:style-name="P5"/>
      <text:p text:style-name="P6">Teoria współbieżności jest częścią inżynierii oprogramowania, która pozwala zrozumieć istotę działąnia systemów współbieżnych, wprowadza ich formalny opis oraz tworzy modele wspierające ich projektowanie i analizę.</text:p>
      <text:p text:style-name="P6"/>
      <text:p text:style-name="P17"/>
      <text:p text:style-name="P9"/>
      <text:p text:style-name="P9"/>
      <text:p text:style-name="P9"/>
      <text:p text:style-name="P10">Poziomy analizy systemów współbieżnych:</text:p>
      <text:p text:style-name="P10">- poziomy opisu, modelowania (abstrakcji), jak również programowania systemów komputerowych (software):</text:p>
      <text:list xml:id="list1223135477" text:style-name="L8">
        <text:list-item>
          <text:p text:style-name="P29">poziom rejestrów - zmiana stanu rejestru</text:p>
        </text:list-item>
        <text:list-item>
          <text:p text:style-name="P29">poziom zmiennych – zmiana wartości</text:p>
        </text:list-item>
        <text:list-item>
          <text:p text:style-name="P29">poziom funkcji – zmiana wartości parametru, wywołanie, powrót</text:p>
        </text:list-item>
        <text:list-item>
          <text:p text:style-name="P29">poziom procesu – utworzenie, usunięcie, zawieszenie, odwieszenie (wznowienie), wysłanie I odbiór komunikatu</text:p>
        </text:list-item>
        <text:list-item>
          <text:p text:style-name="P29">poziom obiektów, komponentów, agentów, … - kreacja, destrukcja, wysłanie i odbiór komunikatu </text:p>
        </text:list-item>
      </text:list>
      <text:p text:style-name="P10">- modelowanie przetwarzania współbieżnego nie praktykuje się poniżej poziomu<text:line-break/> funkcji.</text:p>
      <text:p text:style-name="P10"/>
      <text:p text:style-name="P11">Agent postrzega środowisko (ma sensory, poszukuje danych)</text:p>
      <text:p text:style-name="P11">Agent przewyższa obiekt, ponieważ potrafi się w środowisku odnaleźć, przetrwać brak zasobów, przemieścić się w sieci.</text:p>
      <text:p text:style-name="P11"/>
      <text:p text:style-name="P18"/>
      <text:p text:style-name="P11"/>
      <text:p text:style-name="P11"/>
      <text:p text:style-name="P11">Zarys mechanizmów przetwarzania współbieżnego:</text:p>
      <text:p text:style-name="P11">- Semafory, bariery, monitory, … - synchronizacja w systemach pamięci <text:line-break/> <text:s/>współdzielonej.</text:p>
      <text:list xml:id="list1701296075" text:style-name="L9">
        <text:list-item>
          <text:p text:style-name="P30">Podstawowa idea – współdzielona struktura danych (np. licznik semafora), <text:span text:style-name="T3">na której operacje może wykonywać tylko jedna logiczna jednostka przetwarzająca (np. Wątek). Operacja ta jest atomiczna, co oznacza, że musi być wykonana w całości przez daną jednostkę, a w trakcie jej wykonywania żadna inna jednostka nie ma dostępu do tej struktury</text:span></text:p>
        </text:list-item>
        <text:list-item>
          <text:p text:style-name="P31">Operacje na tej strukturze (P, V, wait, signal) są wzajemnie wykluczane, np. poprzez mechanizm blokowania</text:p>
        </text:list-item>
      </text:list>
      <text:p text:style-name="P12"/>
      <text:p text:style-name="P20"/>
      <text:p text:style-name="P19"/>
      <text:p text:style-name="P12"/>
      <text:p text:style-name="P12"/>
      <text:p text:style-name="P12">Komunikacja blokująca – synchronizacja w systemach z pamięcią lokalną i współdzieloną oraz w sieciowych środowiskach rozproszonych</text:p>
      <text:list xml:id="list4180234899" text:style-name="L10">
        <text:list-item>
          <text:p text:style-name="P32">prymitywy komunikacyjne – funkcje działające w pamięci lokalnej sterujące działaniem logicznej jednostki przetwarzającej</text:p>
        </text:list-item>
        <text:list-item>
          <text:p text:style-name="P32">wysylanie</text:p>
          <text:list>
            <text:list-item>
              <text:p text:style-name="P32">send(dest_addr, msg) – nieblokujące, bez czekania na potwierdzenie</text:p>
            </text:list-item>
            <text:list-item>
              <text:p text:style-name="P32">bsend(dest_addr, msg) – blokujące, wysyła msg do jednostki dest_addr i czeka na potwierdzenie, do czasu potwierdzenia <text:span text:style-name="T4">wysłania</text:span> zawiesza dział<text:span text:style-name="T4">a</text:span>nie jednostki</text:p>
            </text:list-item>
          </text:list>
        </text:list-item>
        <text:list-item>
          <text:p text:style-name="P32">obieranie</text:p>
          <text:list>
            <text:list-item>
              <text:p text:style-name="P32">receive(send_addr, msg, flag) – nieblokujące, próbuje odebrać komunikat od send_addr, jeżeli komunikat nadszedł, umieszcze w msg I ustawia flag na 1, w przeciwnym przypadku ustawia flag na 0</text:p>
            </text:list-item>
            <text:list-item>
              <text:p text:style-name="P33">breceive – blokujące, próbuje odebrać <text:span text:style-name="T4">komunikat od send_addr, jeżeli komunikat nadszedł, to umieszcze go w msg</text:span>, <text:span text:style-name="T4">w przeciwnym przypadku</text:span> do czasu <text:span text:style-name="T4">nadejścia</text:span> zawiesza dział<text:span text:style-name="T4">a</text:span>nie jednostki</text:p>
            </text:list-item>
          </text:list>
        </text:list-item>
      </text:list>
      <text:p text:style-name="P12"/>
      <text:p text:style-name="P7">Ćwiczenie: </text:p>
      <text:p text:style-name="P7">(1) Napisz pseudo-code funkcji równoważnej bsend przy pomocy send, receive I wirującej blokady</text:p>
      <text:p text:style-name="P7">(2) Napisz pseudo-code funkcji równoważnej breceive przy pomocy receive I wirującej blokady</text:p>
      <text:p text:style-name="P8">Najlepiej kody napisać w języku C</text:p>
      <text:p text:style-name="P8"/>
      <text:p text:style-name="P8"/>
      <text:list xml:id="list3557236445" text:style-name="L11">
        <text:list-item>
          <text:p text:style-name="P34">przekazywanie komunikatów w pamięci dzielonej odbywa się za pośrednictwem skrzynki pocztowej, która jest strukturą współdzieloną pomiędzy jednostki korespondujące; operacje na skrzynce są wzajemnie wykluczane</text:p>
        </text:list-item>
        <text:list-item>
          <text:p text:style-name="P34">przekazywanie komunikatów w środowsku rozproszonym realizują protokoły komunikacyjne; wiadomości przychodzące I wychodzące z danej jednostki na dany adres są oddzielne, lokalnie buforowane</text:p>
        </text:list-item>
      </text:list>
      <text:p text:style-name="P13"/>
      <text:p text:style-name="P13">Jak jest przekazywana informacja między dwoma abonamentami w sieci?</text:p>
      <text:p text:style-name="P13">Powiedzmy, że abonamentami są dwa procesy w sieci.</text:p>
      <text:p text:style-name="P13">Jest bufor oznaczony numerem portu, bufor jest nasłuchiwany przez jedną stronę, bufor musi być chroniony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2T19:32:23.052586466</dc:date>
    <meta:editing-duration>PT53M42S</meta:editing-duration>
    <meta:editing-cycles>9</meta:editing-cycles>
    <meta:generator>LibreOffice/5.4.5.1$Linux_X86_64 LibreOffice_project/40m0$Build-1</meta:generator>
    <meta:document-statistic meta:table-count="0" meta:image-count="0" meta:object-count="0" meta:page-count="3" meta:paragraph-count="87" meta:word-count="662" meta:character-count="4994" meta:non-whitespace-character-count="4438"/>
  </office:meta>
</office:document-meta>
</file>